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1.298cm" fo:min-width="2.248cm" fo:wrap-option="no-wrap"/>
      <style:paragraph-properties style:writing-mode="lr-tb"/>
    </style:style>
    <style:style style:name="gr2" style:family="graphic" style:parent-style-name="standard">
      <style:graphic-properties draw:auto-grow-height="false" fo:min-height="1.95cm" fo:min-width="2.8cm" fo:wrap-option="no-wrap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auto-grow-height="false" fo:min-height="1.544cm" fo:min-width="3.394cm" fo:wrap-option="no-wrap"/>
      <style:paragraph-properties style:writing-mode="lr-tb"/>
    </style:style>
    <style:style style:name="gr5" style:family="graphic" style:parent-style-name="standard">
      <style:graphic-properties draw:auto-grow-height="false" fo:min-height="2.032cm" fo:min-width="3.282cm" fo:wrap-option="no-wrap"/>
      <style:paragraph-properties style:writing-mode="lr-tb"/>
    </style:style>
    <style:style style:name="gr6" style:family="graphic" style:parent-style-name="standard">
      <style:graphic-properties draw:auto-grow-height="false" fo:min-height="1.788cm" fo:min-width="5.138cm" fo:wrap-option="no-wrap"/>
      <style:paragraph-properties style:writing-mode="lr-tb"/>
    </style:style>
    <style:style style:name="gr7" style:family="graphic" style:parent-style-name="standard">
      <style:graphic-properties draw:auto-grow-height="false" fo:min-height="2.602cm" fo:min-width="6.752cm" fo:wrap-option="no-wrap"/>
      <style:paragraph-properties style:writing-mode="lr-tb"/>
    </style:style>
    <style:style style:name="gr8" style:family="graphic" style:parent-style-name="standard">
      <style:graphic-properties draw:auto-grow-height="false" fo:min-height="2.928cm" fo:min-width="5.978cm" fo:wrap-option="no-wrap"/>
      <style:paragraph-properties style:writing-mode="lr-tb"/>
    </style:style>
    <style:style style:name="gr9" style:family="graphic" style:parent-style-name="standard">
      <style:graphic-properties draw:auto-grow-height="false" fo:min-height="1.95cm" fo:min-width="7.4cm" fo:wrap-option="no-wrap"/>
      <style:paragraph-properties style:writing-mode="lr-tb"/>
    </style:style>
    <style:style style:name="gr10" style:family="graphic" style:parent-style-name="standard">
      <style:graphic-properties draw:auto-grow-height="false" fo:min-height="1.87cm" fo:min-width="5.32cm" fo:wrap-option="no-wrap"/>
      <style:paragraph-properties style:writing-mode="lr-tb"/>
    </style:style>
    <style:style style:name="gr11" style:family="graphic" style:parent-style-name="standard">
      <style:graphic-properties draw:auto-grow-height="false" fo:min-height="2.358cm" fo:min-width="8.408cm" fo:wrap-option="no-wrap"/>
      <style:paragraph-properties style:writing-mode="lr-tb"/>
    </style:style>
    <style:style style:name="gr12" style:family="graphic" style:parent-style-name="standard">
      <style:graphic-properties draw:auto-grow-height="false" fo:min-height="1.788cm" fo:min-width="5.438cm" fo:wrap-option="no-wrap"/>
      <style:paragraph-properties style:writing-mode="lr-tb"/>
    </style:style>
    <style:style style:name="gr13" style:family="graphic" style:parent-style-name="standard">
      <style:graphic-properties draw:auto-grow-height="false" fo:min-height="2.032cm" fo:min-width="5.382cm" fo:wrap-option="no-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9cm" svg:x="1.6cm" svg:y="8.1cm">
          <text:p text:style-name="P1">play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3.8cm" svg:height="2.7cm" svg:x="4.6cm" svg:y="2.9cm">
          <text:p text:style-name="P1">sessio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4.6cm" svg:y1="4.1cm" svg:x2="3.1cm" svg:y2="8.3cm">
          <text:p/>
        </draw:line>
        <draw:custom-shape draw:style-name="gr4" draw:text-style-name="P1" draw:layer="layout" svg:width="4.3cm" svg:height="2.2cm" svg:x="25.3cm" svg:y="7.8cm">
          <text:p text:style-name="P1">Price policy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7.2cm" svg:y1="5.4cm" svg:x2="25.5cm" svg:y2="8.8cm">
          <text:p/>
        </draw:line>
        <draw:custom-shape draw:style-name="gr5" draw:text-style-name="P1" draw:layer="layout" svg:width="4.3cm" svg:height="2.8cm" svg:x="25.9cm" svg:y="13.4cm">
          <text:p text:style-name="P1">slo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0.2cm" svg:y1="14.8cm" svg:x2="33.4cm" svg:y2="13.9cm">
          <text:p/>
        </draw:line>
        <draw:custom-shape draw:style-name="gr6" draw:text-style-name="P1" draw:layer="layout" svg:width="6.1cm" svg:height="2.5cm" svg:x="24.9cm" svg:y="19.5cm">
          <text:p text:style-name="P1">Slots reservation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7.6cm" svg:y1="19.7cm" svg:x2="27.6cm" svg:y2="16cm">
          <text:p/>
        </draw:line>
        <draw:custom-shape draw:style-name="gr7" draw:text-style-name="P1" draw:layer="layout" svg:width="7.9cm" svg:height="3.5cm" svg:x="12.7cm" svg:y="16.8cm">
          <text:p text:style-name="P1">reservatio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5cm" svg:y1="21.4cm" svg:x2="20.4cm" svg:y2="19.8cm">
          <text:p/>
        </draw:line>
        <draw:custom-shape draw:style-name="gr8" draw:text-style-name="P1" draw:layer="layout" svg:width="7.2cm" svg:height="3.9cm" svg:x="32.4cm" svg:y="2cm">
          <text:p text:style-name="P1">auditorium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7.5cm" svg:y1="13.5cm" svg:x2="27.2cm" svg:y2="9.9cm">
          <text:p/>
        </draw:line>
        <draw:custom-shape draw:style-name="gr9" draw:text-style-name="P1" draw:layer="layout" svg:width="8.4cm" svg:height="2.7cm" svg:x="33.3cm" svg:y="12.4cm">
          <text:p text:style-name="P1">sea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6.2cm" svg:y1="12.4cm" svg:x2="35.7cm" svg:y2="9.7cm">
          <text:p/>
        </draw:line>
        <draw:custom-shape draw:style-name="gr10" draw:text-style-name="P1" draw:layer="layout" svg:width="6.3cm" svg:height="2.6cm" svg:x="32.5cm" svg:y="7.2cm">
          <text:p text:style-name="P1">ro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5.9cm" svg:y1="7.3cm" svg:x2="36.1cm" svg:y2="5.8cm">
          <text:p/>
        </draw:line>
        <draw:custom-shape draw:style-name="gr11" draw:text-style-name="P1" draw:layer="layout" svg:width="9.5cm" svg:height="3.2cm" svg:x="10.3cm" svg:y="29.4cm">
          <text:p text:style-name="P1">record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16.6cm" svg:y1="20cm" svg:x2="15.5cm" svg:y2="29.6cm">
          <text:p/>
        </draw:line>
        <draw:custom-shape draw:style-name="gr12" draw:text-style-name="P1" draw:layer="layout" svg:width="6.4cm" svg:height="2.5cm" svg:x="1.4cm" svg:y="12.6cm">
          <text:p text:style-name="P1">Plays image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cm" svg:y1="12.5cm" svg:x2="3cm" svg:y2="9.8cm">
          <text:p/>
        </draw:line>
        <draw:custom-shape draw:style-name="gr13" draw:text-style-name="P1" draw:layer="layout" svg:width="6.4cm" svg:height="2.8cm" svg:x="1.5cm" svg:y="17.4cm">
          <text:p text:style-name="P1">image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.8cm" svg:y1="14.9cm" svg:x2="3.9cm" svg:y2="17.5cm">
          <text:p/>
        </draw:line>
        <draw:line draw:style-name="gr3" draw:text-style-name="P2" draw:layer="layout" svg:x1="16cm" svg:y1="16.9cm" svg:x2="6.4cm" svg:y2="5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36:10.399796820</meta:creation-date>
    <dc:date>2022-02-14T11:46:26.632364405</dc:date>
    <meta:editing-duration>PT14M20S</meta:editing-duration>
    <meta:editing-cycles>3</meta:editing-cycles>
    <meta:generator>LibreOffice/6.4.7.2$Linux_X86_64 LibreOffice_project/40$Build-2</meta:generator>
    <meta:document-statistic meta:object-count="24"/>
  </office:meta>
</office:document-meta>
</file>